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fo:color="#009900" style:font-name="Roboto" fo:language="ru" fo:country="RU"/>
    </style:style>
    <style:style style:name="P5" style:family="paragraph" style:parent-style-name="Text_20_body">
      <style:text-properties style:font-name="Roboto" fo:language="ru" fo:country="RU"/>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9"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0"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1"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2"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3" style:family="paragraph" style:parent-style-name="Text_20_body">
      <style:text-properties fo:color="#009900" style:font-name="Roboto" fo:language="en" fo:country="US"/>
    </style:style>
    <style:style style:name="P14" style:family="paragraph" style:parent-style-name="Text_20_body" style:list-style-name="L4">
      <style:text-properties style:font-name="Roboto" fo:language="ru" fo:country="RU"/>
    </style:style>
    <style:style style:name="P15" style:family="paragraph" style:parent-style-name="Heading_20_1">
      <style:text-properties style:font-name="Roboto"/>
    </style:style>
    <style:style style:name="P16" style:family="paragraph" style:parent-style-name="Heading_20_2">
      <style:text-properties style:font-name="Roboto"/>
    </style:style>
    <style:style style:name="P17"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T1" style:family="text">
      <style:text-properties fo:background-color="#ffff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Мебель<text:tab/>1</text:p>
          <text:p text:style-name="P6">Зеркало<text:tab/>1</text:p>
          <text:p text:style-name="P7">Кривые зеркала<text:tab/>1</text:p>
          <text:p text:style-name="P7">Фацетные зеркала<text:tab/>2</text:p>
          <text:p text:style-name="P7">Зеркала с еврокромкой<text:tab/>2</text:p>
          <text:p text:style-name="P7">Состаренные зеркала<text:tab/>2</text:p>
          <text:p text:style-name="P7">Зеркальная плитка<text:tab/>3</text:p>
          <text:p text:style-name="P6">Стекло<text:tab/>3</text:p>
          <text:p text:style-name="P6">Услуги<text:tab/>3</text:p>
          <text:p text:style-name="P6">Преимущества<text:tab/>3</text:p>
        </text:index-body>
      </text:table-of-content>
      <text:h text:style-name="P15" text:outline-level="1">Мебель</text:h>
      <text:h text:style-name="P15" text:outline-level="1">Зеркало</text:h>
      <text:h text:style-name="P16"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936233290319669988" text:style-name="L1">
        <text:list-item>
          <text:p text:style-name="P9">Основание не подвержено воздействию влаги и перепадам температур. Так можно разместить кривое зеркало на улице. </text:p>
        </text:list-item>
        <text:list-item>
          <text:p text:style-name="P9">Акрил значительно легче стекла. </text:p>
        </text:list-item>
        <text:list-item>
          <text:p text:style-name="P9">Акриловое кривое зеркало практически невозможно разбить, оно очень стойкое к внешним воздействиям.</text:p>
        </text:list-item>
        <text:list-item>
          <text:p text:style-name="P9">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text:soft-page-break/>Производство одной зеркальной поверхности размерами ____ занимает в среднем ___ дня.</text:p>
      <text:p text:style-name="P2">Примеры наших работ:</text:p>
      <text:p text:style-name="P2">Цены:</text:p>
      <text:h text:style-name="P17"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17" text:outline-level="2">Зеркала с еврокромкой</text:h>
      <text:p text:style-name="P2">Еврокромка — это более простой, по сравнению с фацетной огранкой, способ обработки краев стекла 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text:soft-page-break/>наши специалисты ответят на все Ваши вопросы.</text:p>
      <text:p text:style-name="P2">Еврокромка — дополнительные фото:</text:p>
      <text:p text:style-name="P2">Цены: </text:p>
      <text:h text:style-name="P17"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17"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2809938185286109438" text:style-name="L2">
        <text:list-item>
          <text:p text:style-name="P10">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10">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10"><text:soft-page-break/>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10">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Размеры зеркальной плитки</text:p>
      <text:list xml:id="list3984865713294364337" text:style-name="L3">
        <text:list-item>
          <text:p text:style-name="P11">20х20 см</text:p>
        </text:list-item>
        <text:list-item>
          <text:p text:style-name="P11">30х30 см</text:p>
        </text:list-item>
        <text:list-item>
          <text:p text:style-name="P11">15х15 см</text:p>
        </text:list-item>
        <text:list-item>
          <text:p text:style-name="P11">12х12 см</text:p>
        </text:list-item>
        <text:list-item>
          <text:p text:style-name="P11">Любые размеры и форма под заказ</text:p>
        </text:list-item>
      </text:list>
      <text:p text:style-name="P2">Обработка краев зеркальной плитки:</text:p>
      <text:list xml:id="list5757172367703626629" text:style-name="L5">
        <text:list-item>
          <text:p text:style-name="P12">фацет</text:p>
        </text:list-item>
        <text:list-item>
          <text:p text:style-name="P12">еврокромка</text:p>
        </text:list-item>
      </text:list>
      <text:h text:style-name="P15" text:outline-level="1">Стекло</text:h>
      <text:p text:style-name="P13"/>
      <text:p text:style-name="P5"/>
      <text:h text:style-name="P15" text:outline-level="1">Услуги</text:h>
      <text:p text:style-name="P4">Обработка стекла и зеркал</text:p>
      <text:p text:style-name="P4">Пескоструйная обработка</text:p>
      <text:p text:style-name="P4">Нанесение пленки на стекло</text:p>
      <text:p text:style-name="P4">Закалка стекла</text:p>
      <text:p text:style-name="P4">УФ склейка</text:p>
      <text:h text:style-name="P15" text:outline-level="1">Преимущества</text:h>
      <text:list xml:id="list7962811975082124843" text:style-name="L4">
        <text:list-item>
          <text:p text:style-name="P14">Собственное производство</text:p>
        </text:list-item>
        <text:list-item>
          <text:p text:style-name="P14">Команда профессионалов</text:p>
        </text:list-item>
        <text:list-item>
          <text:p text:style-name="P14">Любовь к своему делу</text:p>
        </text:list-item>
      </text:list>
      <text:p text:style-name="P5"/>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13M50S</meta:editing-duration>
    <meta:editing-cycles>32</meta:editing-cycles>
    <meta:generator>OpenOffice/4.1.3$Unix OpenOffice.org_project/413m1$Build-9783</meta:generator>
    <dc:date>2017-05-11T20:27:14</dc:date>
    <dc:creator>Ксения Полякова</dc:creator>
    <meta:document-statistic meta:table-count="0" meta:image-count="0" meta:object-count="0" meta:page-count="4" meta:paragraph-count="87" meta:word-count="1165" meta:character-count="8869"/>
    <meta:user-defined meta:name="Info 1"/>
    <meta:user-defined meta:name="Info 2"/>
    <meta:user-defined meta:name="Info 3"/>
    <meta:user-defined meta:name="Info 4"/>
  </office:meta>
</office:document-meta>
</file>